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112" officeooo:paragraph-rsid="000c8112"/>
    </style:style>
    <style:style style:name="P2" style:family="paragraph" style:parent-style-name="Standard">
      <style:paragraph-properties fo:text-align="center" style:justify-single-word="false"/>
      <style:text-properties officeooo:rsid="000dbeed" officeooo:paragraph-rsid="000dbeed"/>
    </style:style>
    <style:style style:name="P3" style:family="paragraph" style:parent-style-name="Standard">
      <style:paragraph-properties fo:text-align="center" style:justify-single-word="false"/>
      <style:text-properties officeooo:rsid="000dbeed" officeooo:paragraph-rsid="000dbeed"/>
    </style:style>
    <style:style style:name="P4" style:family="paragraph" style:parent-style-name="Standard">
      <style:paragraph-properties fo:text-align="center" style:justify-single-word="false"/>
      <style:text-properties officeooo:rsid="000fa3f6" officeooo:paragraph-rsid="000fa3f6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gr1" style:family="graphic">
      <style:graphic-properties draw:fill-color="#ffffff" draw:textarea-horizontal-align="justify" draw:textarea-vertical-align="middle" draw:auto-grow-height="false" fo:min-height="0.938cm" fo:min-width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e 1</text:p>
      <text:p text:style-name="P1"/>
      <text:p text:style-name="P1"><draw:custom-shape text:anchor-type="paragraph" draw:z-index="0" draw:name="Forme1" draw:style-name="gr1" draw:text-style-name="P6" svg:width="1.297cm" svg:height="1.324cm" svg:x="2.457cm" svg:y="0.441cm"><text:p text:style-name="P5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6" svg:width="1.297cm" svg:height="1.324cm" svg:x="6.426cm" svg:y="2.637cm"><text:p text:style-name="P5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1" draw:text-style-name="P6" svg:width="1.297cm" svg:height="1.324cm" svg:x="3.039cm" svg:y="4.516cm"><text:p text:style-name="P5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1" draw:text-style-name="P6" svg:width="1.297cm" svg:height="1.324cm" svg:x="6.108cm" svg:y="4.727cm"><text:p text:style-name="P5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1" draw:text-style-name="P6" svg:width="1.297cm" svg:height="1.324cm" svg:x="6.638cm" svg:y="0.467cm"><text:p text:style-name="P5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6" svg:width="1.297cm" svg:height="1.324cm" svg:x="2.113cm" svg:y="2.563cm"><text:p text:style-name="P5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e2" draw:style-name="gr2" draw:text-style-name="P5" svg:x1="3.065cm" svg:y1="1.764cm" svg:x2="2.88cm" svg:y2="2.563cm"><text:p/></draw:line><draw:line text:anchor-type="paragraph" draw:z-index="7" draw:name="Forme3" draw:style-name="gr2" draw:text-style-name="P5" svg:x1="3.754cm" svg:y1="0.97cm" svg:x2="6.638cm" svg:y2="0.97cm"><text:p/></draw:line><draw:line text:anchor-type="paragraph" draw:z-index="8" draw:name="Forme4" draw:style-name="gr2" draw:text-style-name="P5" svg:x1="3.039cm" svg:y1="3.775cm" svg:x2="3.436cm" svg:y2="4.516cm"><text:p/></draw:line><draw:line text:anchor-type="paragraph" draw:z-index="9" draw:name="Forme5" draw:style-name="gr2" draw:text-style-name="P5" svg:x1="4.336cm" svg:y1="4.886cm" svg:x2="6.426cm" svg:y2="3.616cm"><text:p/></draw:line><draw:line text:anchor-type="paragraph" draw:z-index="10" draw:name="Forme6" draw:style-name="gr2" draw:text-style-name="P5" svg:x1="3.41cm" svg:y1="3.325cm" svg:x2="6.426cm" svg:y2="3.272cm"><text:p/></draw:line><draw:line text:anchor-type="paragraph" draw:z-index="11" draw:name="Forme7" draw:style-name="gr2" draw:text-style-name="P5" svg:x1="7.087cm" svg:y1="4.727cm" svg:x2="7.087cm" svg:y2="3.801cm"><text:p/></draw:line><draw:line text:anchor-type="paragraph" draw:z-index="12" draw:name="Forme8" draw:style-name="gr2" draw:text-style-name="P5" svg:x1="7.273cm" svg:y1="2.637cm" svg:x2="7.273cm" svg:y2="1.658cm"><text:p/></draw:line><draw:line text:anchor-type="paragraph" draw:z-index="13" draw:name="Forme9" draw:style-name="gr2" draw:text-style-name="P5" svg:x1="3.621cm" svg:y1="1.499cm" svg:x2="6.426cm" svg:y2="4.72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raphe 2</text:p>
      <text:p text:style-name="P2"/>
      <text:p text:style-name="P2"><draw:custom-shape text:anchor-type="paragraph" draw:z-index="14" draw:name="Forme1" draw:style-name="gr1" draw:text-style-name="P6" svg:width="1.297cm" svg:height="1.324cm" svg:x="2.351cm" svg:y="0.203cm"><text:p text:style-name="P5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" draw:style-name="gr1" draw:text-style-name="P6" svg:width="1.297cm" svg:height="1.324cm" svg:x="7.564cm" svg:y="1.129cm"><text:p text:style-name="P5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" draw:style-name="gr1" draw:text-style-name="P6" svg:width="1.297cm" svg:height="1.324cm" svg:x="2.166cm" svg:y="3.775cm"><text:p text:style-name="P5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1" draw:style-name="gr1" draw:text-style-name="P6" svg:width="1.297cm" svg:height="1.324cm" svg:x="9.998cm" svg:y="3.087cm"><text:p text:style-name="P5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1" draw:style-name="gr1" draw:text-style-name="P6" svg:width="1.297cm" svg:height="1.324cm" svg:x="4.812cm" svg:y="6.077cm"><text:p text:style-name="P5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1" draw:text-style-name="P6" svg:width="1.297cm" svg:height="1.324cm" svg:x="5.05cm" svg:y="0.256cm"><text:p text:style-name="P5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1" draw:text-style-name="P6" svg:width="1.297cm" svg:height="1.324cm" svg:x="8.516cm" svg:y="5.389cm"><text:p text:style-name="P5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10" draw:style-name="gr2" draw:text-style-name="P5" svg:x1="5.209cm" svg:y1="6.209cm" svg:x2="3.066cm" svg:y2="4.727cm"><text:p/></draw:line><draw:line text:anchor-type="paragraph" draw:z-index="22" draw:name="Forme11" draw:style-name="gr2" draw:text-style-name="P5" svg:x1="2.775cm" svg:y1="4.04cm" svg:x2="3.145cm" svg:y2="1.288cm"><text:p/></draw:line><draw:line text:anchor-type="paragraph" draw:z-index="23" draw:name="Forme12" draw:style-name="gr2" draw:text-style-name="P5" svg:x1="3.224cm" svg:y1="4.225cm" svg:x2="5.526cm" svg:y2="1.076cm"><text:p/></draw:line><draw:line text:anchor-type="paragraph" draw:z-index="24" draw:name="Forme13" draw:style-name="gr2" draw:text-style-name="P5" svg:x1="3.224cm" svg:y1="1.076cm" svg:x2="8.965cm" svg:y2="6.077cm"><text:p/></draw:line><draw:line text:anchor-type="paragraph" draw:z-index="25" draw:name="Forme14" draw:style-name="gr2" draw:text-style-name="P5" svg:x1="5.923cm" svg:y1="1.288cm" svg:x2="8.966cm" svg:y2="5.654cm"><text:p/></draw:line><draw:line text:anchor-type="paragraph" draw:z-index="26" draw:name="Forme15" draw:style-name="gr2" draw:text-style-name="P5" svg:x1="6.055cm" svg:y1="0.758cm" svg:x2="7.96cm" svg:y2="1.816cm"><text:p/></draw:line><draw:line text:anchor-type="paragraph" draw:z-index="27" draw:name="Forme16" draw:style-name="gr2" draw:text-style-name="P5" svg:x1="8.569cm" svg:y1="1.976cm" svg:x2="10.633cm" svg:y2="3.669cm"><text:p/></draw:line><draw:line text:anchor-type="paragraph" draw:z-index="28" draw:name="Forme17" draw:style-name="gr2" draw:text-style-name="P5" svg:x1="10.58cm" svg:y1="4.145cm" svg:x2="9.389cm" svg:y2="5.944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Graphe 3</text:p>
      <text:p text:style-name="P4"><draw:custom-shape text:anchor-type="paragraph" draw:z-index="31" draw:name="Forme1" draw:style-name="gr1" draw:text-style-name="P6" svg:width="1.297cm" svg:height="1.324cm" svg:x="5.897cm" svg:y="0.028cm"><text:p text:style-name="P5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29" draw:name="Forme1" draw:style-name="gr1" draw:text-style-name="P6" svg:width="1.297cm" svg:height="1.324cm" svg:x="2.748cm" svg:y="3.933cm"><text:p text:style-name="P5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e1" draw:style-name="gr1" draw:text-style-name="P6" svg:width="1.297cm" svg:height="1.324cm" svg:x="2.775cm" svg:y="1.208cm"><text:p text:style-name="P5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e1" draw:style-name="gr1" draw:text-style-name="P6" svg:width="1.297cm" svg:height="1.324cm" svg:x="8.595cm" svg:y="1.436cm"><text:p text:style-name="P5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Forme1" draw:style-name="gr1" draw:text-style-name="P6" svg:width="1.297cm" svg:height="1.324cm" svg:x="6.505cm" svg:y="4.198cm"><text:p text:style-name="P5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Forme18" draw:style-name="gr3" draw:text-style-name="P5" svg:x1="4.071cm" svg:y1="1.854cm" svg:x2="6.77cm" svg:y2="4.394cm"><text:p/></draw:line><draw:line text:anchor-type="paragraph" draw:z-index="35" draw:name="Forme19" draw:style-name="gr3" draw:text-style-name="P5" svg:x1="4.071cm" svg:y1="1.563cm" svg:x2="5.897cm" svg:y2="0.425cm"><text:p/></draw:line><draw:line text:anchor-type="paragraph" draw:z-index="36" draw:name="Forme20" draw:style-name="gr3" draw:text-style-name="P5" svg:x1="4.071cm" svg:y1="1.854cm" svg:x2="8.595cm" svg:y2="2.039cm"><text:p/></draw:line><draw:line text:anchor-type="paragraph" draw:z-index="37" draw:name="Forme21" draw:style-name="gr3" draw:text-style-name="P5" svg:x1="3.383cm" svg:y1="2.531cm" svg:x2="3.409cm" svg:y2="3.933cm"><text:p/></draw:line><draw:line text:anchor-type="paragraph" draw:z-index="38" draw:name="Forme22" draw:style-name="gr3" draw:text-style-name="P5" svg:x1="7.193cm" svg:y1="0.319cm" svg:x2="8.913cm" svg:y2="1.436cm"><text:p/></draw:line><draw:line text:anchor-type="paragraph" draw:z-index="39" draw:name="Forme23" draw:style-name="gr3" draw:text-style-name="P5" svg:x1="7.59cm" svg:y1="4.341cm" svg:x2="8.834cm" svg:y2="2.648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aphe 4</text:p>
      <text:p text:style-name="P4"><draw:custom-shape text:anchor-type="paragraph" draw:z-index="42" draw:name="Forme1" draw:style-name="gr1" draw:text-style-name="P6" svg:width="1.297cm" svg:height="1.324cm" svg:x="5.526cm" svg:y="0.235cm"><text:p text:style-name="P5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e1" draw:style-name="gr1" draw:text-style-name="P6" svg:width="1.297cm" svg:height="1.324cm" svg:x="8.966cm" svg:y="0.319cm"><text:p text:style-name="P5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Forme1" draw:style-name="gr1" draw:text-style-name="P6" svg:width="1.297cm" svg:height="1.324cm" svg:x="12.749cm" svg:y="0.367cm"><text:p text:style-name="P5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9" draw:name="Forme27" draw:style-name="gr3" draw:text-style-name="P5" svg:x1="6.823cm" svg:y1="0.443cm" svg:x2="8.966cm" svg:y2="0.443cm"><text:p/></draw:line></text:p>
      <text:p text:style-name="P4"><draw:line text:anchor-type="paragraph" draw:z-index="46" draw:name="Forme24" draw:style-name="gr3" draw:text-style-name="P5" svg:x1="3.965cm" svg:y1="0.743cm" svg:x2="5.526cm" svg:y2="0.194cm"><text:p/></draw:line><draw:line text:anchor-type="paragraph" draw:z-index="52" draw:name="Forme30" draw:style-name="gr3" draw:text-style-name="P5" svg:x1="10.262cm" svg:y1="0.114cm" svg:x2="12.749cm" svg:y2="0.088cm"><text:p/></draw:line></text:p>
      <text:p text:style-name="P4"><draw:custom-shape text:anchor-type="paragraph" draw:z-index="40" draw:name="Forme1" draw:style-name="gr1" draw:text-style-name="P6" svg:width="1.297cm" svg:height="1.324cm" svg:x="3.013cm" svg:y="0.256cm"><text:p text:style-name="P5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1" draw:style-name="gr1" draw:text-style-name="P6" svg:width="1.297cm" svg:height="1.324cm" svg:x="5.5cm" svg:y="2.214cm"><text:p text:style-name="P5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e1" draw:style-name="gr1" draw:text-style-name="P6" svg:width="1.297cm" svg:height="1.324cm" svg:x="9.045cm" svg:y="2.24cm"><text:p text:style-name="P5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e25" draw:style-name="gr3" draw:text-style-name="P5" svg:x1="4.071cm" svg:y1="1.374cm" svg:x2="5.685cm" svg:y2="2.459cm"><text:p/></draw:line><draw:line text:anchor-type="paragraph" draw:z-index="48" draw:name="Forme26" draw:style-name="gr3" draw:text-style-name="P5" svg:x1="6.161cm" svg:y1="0.097cm" svg:x2="6.161cm" svg:y2="2.214cm"><text:p/></draw:line><draw:line text:anchor-type="paragraph" draw:z-index="50" draw:name="Forme28" draw:style-name="gr3" draw:text-style-name="P5" svg:x1="6.796cm" svg:y1="2.803cm" svg:x2="9.045cm" svg:y2="2.856cm"><text:p/></draw:line><draw:line text:anchor-type="paragraph" draw:z-index="51" draw:name="Forme29" draw:style-name="gr3" draw:text-style-name="P5" svg:x1="9.574cm" svg:y1="0.182cm" svg:x2="9.68cm" svg:y2="2.2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3:43:50.346362384</meta:creation-date>
    <dc:date>2017-04-27T17:39:31.336915484</dc:date>
    <meta:editing-duration>PT16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" meta:word-count="8" meta:character-count="32" meta:non-whitespace-character-count="28"/>
  </office:meta>
</office:document-meta>
</file>